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7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Count the occurance of an interger in an array</text:span></text:p>
      <text:p text:style-name="Standard"/>
      <text:p text:style-name="Standard"/>
      <text:p text:style-name="Standard"><text:span text:style-name="T1">​</text:span>#include&lt;iostream&gt;</text:p>
      <text:p text:style-name="Standard">using namespace std;</text:p>
      <text:p text:style-name="Standard">int countOccurrences(int arr[], int n, int x)</text:p>
      <text:p text:style-name="Standard">{</text:p>
      <text:p text:style-name="Standard"><text:s text:c="4"/>int res = 0;</text:p>
      <text:p text:style-name="Standard"><text:s text:c="4"/>for (int i = 0; i &lt; n; i++)</text:p>
      <text:p text:style-name="Standard"><text:s text:c="8"/>if (x == arr[i])</text:p>
      <text:p text:style-name="Standard"><text:s text:c="12"/>res++;</text:p>
      <text:p text:style-name="Standard"><text:s text:c="4"/>return res;</text:p>
      <text:p text:style-name="Standard">}</text:p>
      <text:p text:style-name="Standard">int main()</text:p>
      <text:p text:style-name="Standard">{</text:p>
      <text:p text:style-name="Standard"><text:s text:c="4"/>int arr[] = {1, 2, 2, 2, 2, 3, 4, 7, 8, 8};</text:p>
      <text:p text:style-name="Standard"><text:s text:c="4"/>int n = sizeof(arr) / sizeof(arr[0]);</text:p>
      <text:p text:style-name="Standard"><text:s text:c="4"/>int x = 2;</text:p>
      <text:p text:style-name="Standard"><text:s text:c="4"/>cout&lt;&lt;"the occurance of " &lt;&lt; x <text:s/>&lt;&lt; " in the given array is "&lt;&lt; countOccurrences(arr, n, x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1:24:47.687823321</meta:creation-date>
    <dc:date>2024-05-16T11:26:15.491783941</dc:date>
    <meta:editing-duration>PT1M28S</meta:editing-duration>
    <meta:editing-cycles>1</meta:editing-cycles>
    <meta:document-statistic meta:table-count="0" meta:image-count="0" meta:object-count="0" meta:page-count="1" meta:paragraph-count="19" meta:word-count="89" meta:character-count="461" meta:non-whitespace-character-count="337"/>
    <meta:generator>LibreOffice/7.3.7.2$Linux_X86_64 LibreOffice_project/30$Build-2</meta:generator>
  </office:meta>
</office:document-meta>
</file>